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A000002A9003D8269A02AEB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cd" draw:marker-start-width="0.28cm" draw:marker-end-width="0.28cm" draw:fill="none" draw:fill-color="#729fcf" draw:textarea-horizontal-align="justify" draw:textarea-vertical-align="middle" draw:auto-grow-height="false" fo:min-height="2.068cm" fo:min-width="10.281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0000cd" draw:marker-start-width="0.28cm" draw:marker-end-width="0.28cm" draw:fill="none" draw:fill-color="#729fcf" draw:textarea-horizontal-align="justify" draw:textarea-vertical-align="middle" draw:auto-grow-height="false" fo:min-height="5.248cm" fo:min-width="11.35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0000cd" draw:marker-start-width="0.28cm" draw:marker-end-width="0.28cm" draw:fill="none" draw:fill-color="#729fcf" draw:textarea-horizontal-align="justify" draw:textarea-vertical-align="middle" draw:auto-grow-height="false" fo:min-height="6.402cm" fo:min-width="6.144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T1" style:family="text">
      <style:text-properties fo:color="#0000cd" loext:opacity="100%" fo:font-size="3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6.449cm" svg:x="1.001cm" svg:y="1cm">
          <draw:image xlink:href="Pictures/100000000000030A000002A9003D8269A02AEB26.png" xlink:type="simple" xlink:show="embed" xlink:actuate="onLoad" draw:mime-type="image/png">
            <text:p/>
          </draw:image>
        </draw:frame>
        <draw:custom-shape draw:style-name="gr2" draw:text-style-name="P2" draw:layer="layout" svg:width="10.963cm" svg:height="2.5cm" svg:x="2cm" svg:y="3cm">
          <text:p text:style-name="P1"><text:s/><text:span text:style-name="T1">A</text:span></text:p>
          <draw:enhanced-geometry svg:viewBox="0 0 21600 21600" draw:path-stretchpoint-x="10800" draw:path-stretchpoint-y="10800" draw:text-areas="?f3 ?f4 ?f5 ?f6" draw:type="round-rectangle" draw:modifiers="1960.49580167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2.5cm" svg:height="6.148cm" svg:x="3.585cm" svg:y="10.318cm">
          <text:p text:style-name="P1"><text:s/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.844cm" svg:height="6.852cm" svg:x="13cm" svg:y="3.301cm">
          <text:p text:style-name="P1"><text:s/><text:span text:style-name="T1">B</text:span></text:p>
          <draw:enhanced-geometry svg:viewBox="0 0 21600 21600" draw:path-stretchpoint-x="10800" draw:path-stretchpoint-y="10800" draw:text-areas="?f3 ?f4 ?f5 ?f6" draw:type="round-rectangle" draw:modifiers="816.343207354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ecastro</meta:initial-creator>
    <meta:creation-date>2021-04-12T20:07:50.117273514</meta:creation-date>
    <dc:date>2021-04-12T20:16:40.124348084</dc:date>
    <dc:creator>ecastro</dc:creator>
    <meta:editing-duration>PT8M59S</meta:editing-duration>
    <meta:editing-cycles>1</meta:editing-cycles>
    <meta:generator>LibreOffice/7.1.2.2$Linux_X86_64 LibreOffice_project/10$Build-2</meta:generator>
    <meta:document-statistic meta:object-count="4"/>
  </office:meta>
</office:document-meta>
</file>